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2" style:family="paragraph" style:parent-style-name="Footnote">
      <style:text-properties style:font-name="Liberation Sans" officeooo:rsid="043ccc66" officeooo:paragraph-rsid="0e849f1d"/>
    </style:style>
    <style:style style:name="P13" style:family="paragraph" style:parent-style-name="Footnote">
      <style:text-properties style:font-name="Liberation Sans" officeooo:paragraph-rsid="10491e89"/>
    </style:style>
    <style:style style:name="P14" style:family="paragraph" style:parent-style-name="Footnote">
      <style:text-properties style:font-name="Liberation Sans" officeooo:paragraph-rsid="10ad91e9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d3b620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af340"/>
    </style:style>
    <style:style style:name="P19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2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80417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5c09b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edcf3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e8aa5aa"/>
    </style:style>
    <style:style style:name="P36" style:family="paragraph" style:parent-style-name="Standard">
      <style:text-properties officeooo:rsid="0e8aa5aa" officeooo:paragraph-rsid="0e8aa5aa"/>
    </style:style>
    <style:style style:name="P37" style:family="paragraph" style:parent-style-name="Standard">
      <style:text-properties officeooo:rsid="0e8aa5aa" officeooo:paragraph-rsid="0fb98046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39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0" style:family="paragraph" style:parent-style-name="Footnote">
      <style:text-properties officeooo:rsid="043ccc66" officeooo:paragraph-rsid="0e849f1d"/>
    </style:style>
    <style:style style:name="P41" style:family="paragraph" style:parent-style-name="Standard">
      <style:paragraph-properties fo:text-align="center" style:justify-single-word="false"/>
      <style:text-properties officeooo:paragraph-rsid="0cc50ec9"/>
    </style:style>
    <style:style style:name="P42" style:family="paragraph" style:parent-style-name="Standard">
      <style:paragraph-properties fo:text-align="center" style:justify-single-word="false"/>
      <style:text-properties officeooo:paragraph-rsid="0c8b5238"/>
    </style:style>
    <style:style style:name="P43" style:family="paragraph" style:parent-style-name="Standard">
      <style:paragraph-properties fo:text-align="center" style:justify-single-word="false"/>
      <style:text-properties officeooo:paragraph-rsid="0d1ec96e"/>
    </style:style>
    <style:style style:name="P44" style:family="paragraph" style:parent-style-name="Standard">
      <style:paragraph-properties fo:text-align="center" style:justify-single-word="false"/>
      <style:text-properties officeooo:paragraph-rsid="0fb98046"/>
    </style:style>
    <style:style style:name="P45" style:family="paragraph" style:parent-style-name="Standard">
      <style:paragraph-properties fo:text-align="center" style:justify-single-word="false"/>
      <style:text-properties officeooo:paragraph-rsid="0d8c21b9"/>
    </style:style>
    <style:style style:name="P46" style:family="paragraph" style:parent-style-name="Standard">
      <style:paragraph-properties fo:text-align="center" style:justify-single-word="false"/>
      <style:text-properties officeooo:paragraph-rsid="0fd58c4e"/>
    </style:style>
    <style:style style:name="P47" style:family="paragraph" style:parent-style-name="Standard">
      <style:paragraph-properties fo:text-align="center" style:justify-single-word="false"/>
      <style:text-properties officeooo:paragraph-rsid="0cc5fe5b"/>
    </style:style>
    <style:style style:name="P48" style:family="paragraph" style:parent-style-name="Standard">
      <style:paragraph-properties fo:text-align="center" style:justify-single-word="false"/>
      <style:text-properties officeooo:paragraph-rsid="0e38fc62"/>
    </style:style>
    <style:style style:name="P49" style:family="paragraph" style:parent-style-name="Standard">
      <style:paragraph-properties fo:text-align="center" style:justify-single-word="false"/>
      <style:text-properties officeooo:paragraph-rsid="0e82f1b0"/>
    </style:style>
    <style:style style:name="P50" style:family="paragraph" style:parent-style-name="Standard">
      <style:paragraph-properties fo:text-align="center" style:justify-single-word="false"/>
      <style:text-properties officeooo:paragraph-rsid="10b8151a"/>
    </style:style>
    <style:style style:name="P51" style:family="paragraph" style:parent-style-name="Standard">
      <style:text-properties officeooo:paragraph-rsid="0fad1a3f"/>
    </style:style>
    <style:style style:name="P52" style:family="paragraph" style:parent-style-name="Standard">
      <style:text-properties officeooo:paragraph-rsid="0e0463fc"/>
    </style:style>
    <style:style style:name="P53" style:family="paragraph" style:parent-style-name="Standard">
      <style:text-properties officeooo:paragraph-rsid="10245b8e"/>
    </style:style>
    <style:style style:name="P54" style:family="paragraph" style:parent-style-name="Standard">
      <style:text-properties officeooo:rsid="101e3872" officeooo:paragraph-rsid="10505b46"/>
    </style:style>
    <style:style style:name="P55" style:family="paragraph" style:parent-style-name="Standard">
      <style:text-properties officeooo:paragraph-rsid="1057599b"/>
    </style:style>
    <style:style style:name="P56" style:family="paragraph" style:parent-style-name="Footnote">
      <style:text-properties officeooo:paragraph-rsid="107b5934"/>
    </style:style>
    <style:style style:name="P57" style:family="paragraph" style:parent-style-name="Standard">
      <style:text-properties officeooo:paragraph-rsid="10b975fb"/>
    </style:style>
    <style:style style:name="P58" style:family="paragraph" style:parent-style-name="Standard">
      <style:text-properties officeooo:paragraph-rsid="10ba098e"/>
    </style:style>
    <style:style style:name="P59" style:family="paragraph" style:parent-style-name="Standard">
      <style:text-properties officeooo:paragraph-rsid="10be1a4c"/>
    </style:style>
    <style:style style:name="P60" style:family="paragraph" style:parent-style-name="Standard">
      <style:text-properties officeooo:paragraph-rsid="10c8c30e"/>
    </style:style>
    <style:style style:name="P61" style:family="paragraph" style:parent-style-name="Standard">
      <style:text-properties officeooo:rsid="104324ed" officeooo:paragraph-rsid="10ca7d50"/>
    </style:style>
    <style:style style:name="P62" style:family="paragraph" style:parent-style-name="Standard">
      <style:text-properties officeooo:paragraph-rsid="10ca7d50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tyle="italic" officeooo:paragraph-rsid="0fd3ba65" style:font-style-asian="italic" style:font-style-complex="italic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ce1d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Standard">
      <style:text-properties officeooo:paragraph-rsid="10ce1de8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Standard">
      <style:text-properties officeooo:paragraph-rsid="10d3b620"/>
    </style:style>
    <style:style style:name="P6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093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dbc203"/>
    </style:style>
    <style:style style:name="P71" style:family="paragraph" style:parent-style-name="Footnote">
      <style:text-properties officeooo:paragraph-rsid="10e6732c"/>
    </style:style>
    <style:style style:name="P72" style:family="paragraph" style:parent-style-name="Standard">
      <style:text-properties officeooo:paragraph-rsid="10eaf340"/>
    </style:style>
    <style:style style:name="P73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5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7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P8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nl" fo:country="NL" style:text-underline-style="none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style:text-underline-style="none" style:font-size-asian="12pt" style:font-size-complex="12pt"/>
    </style:style>
    <style:style style:name="T10" style:family="text">
      <style:text-properties style:font-name="Liberation Sans" fo:font-size="12pt" style:text-underline-style="none" officeooo:rsid="108e61e7" style:font-size-asian="12pt" style:font-size-complex="12pt"/>
    </style:style>
    <style:style style:name="T11" style:family="text">
      <style:text-properties style:font-name="Liberation Sans" fo:font-size="12pt" style:text-underline-style="none" officeooo:rsid="10d7b928" style:font-size-asian="12pt" style:font-size-complex="12pt"/>
    </style:style>
    <style:style style:name="T12" style:family="text">
      <style:text-properties fo:language="nl" fo:country="NL" style:language-asian="nl" style:country-asian="NL"/>
    </style:style>
    <style:style style:name="T13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5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fo:language="nl" fo:country="NL" style:text-underline-style="none" officeooo:rsid="10ebbf1d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8c30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style:font-size-asian="12pt" style:font-size-complex="12pt"/>
    </style:style>
    <style:style style:name="T16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61" style:family="text">
      <style:text-properties fo:color="#000000" loext:opacity="100%" style:font-name="Liberation Sans2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2" style:family="text">
      <style:text-properties fo:color="#000000" loext:opacity="100%" style:font-name="Liberation Sans2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3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0" style:family="text">
      <style:text-properties style:use-window-font-color="true" loext:opacity="0%" style:font-name="Liberation Sans" fo:font-size="12pt" fo:language="nl" fo:country="NL" fo:font-style="normal" fo:font-weight="normal" officeooo:rsid="108e61e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1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2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nl" fo:country="NL" style:text-underline-style="none" fo:font-weight="normal" officeooo:rsid="10d7b92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76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77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nl" fo:country="NL" style:text-underline-style="none" officeooo:rsid="10d7b92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1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183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184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85" style:family="text">
      <style:text-properties officeooo:rsid="04473353"/>
    </style:style>
    <style:style style:name="T186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87" style:family="text">
      <style:text-properties fo:font-size="10pt" officeooo:rsid="04473353" style:font-size-asian="10pt" style:font-size-complex="10pt"/>
    </style:style>
    <style:style style:name="T18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officeooo:rsid="0aace3cd"/>
    </style:style>
    <style:style style:name="T191" style:family="text">
      <style:text-properties officeooo:rsid="0f95a7a0"/>
    </style:style>
    <style:style style:name="T192" style:family="text">
      <style:text-properties officeooo:rsid="0f8f58bd"/>
    </style:style>
    <style:style style:name="T193" style:family="text">
      <style:text-properties style:font-name="Ubuntu1" fo:font-size="10pt" officeooo:rsid="04473353" style:font-size-asian="10pt" style:font-size-complex="10pt"/>
    </style:style>
    <style:style style:name="T19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c2fb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2" style:family="text">
      <style:text-properties fo:font-variant="normal" fo:text-transform="none" fo:color="#000000" loext:opacity="100%" style:text-line-through-style="none" style:text-line-through-type="none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3" style:family="text">
      <style:text-properties fo:font-variant="normal" fo:text-transform="none" fo:color="#202124" loext:opacity="100%" style:font-name="Roboto" fo:letter-spacing="normal"/>
    </style:style>
    <style:style style:name="T2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officeooo:rsid="10d7b92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73"><text:span text:style-name="T131">C</text:span><text:span text:style-name="T130">hecklist voor </text:span><text:span text:style-name="T132">de installatie</text:span><text:span text:style-name="T130"> van </text:span><text:span text:style-name="T130"><text:user-field-get text:name="Distro">Debian</text:user-field-get></text:span><text:span text:style-name="T133"><text:s/></text:span><text:span text:style-name="T133"><text:user-field-get text:name="Version">12</text:user-field-get></text:span><text:span text:style-name="T134"><text:note text:id="ftn1" text:note-class="footnote"><text:note-citation>1</text:note-citation><text:note-body><text:p text:style-name="P14"><text:span text:style-name="T201">D</text:span><text:span text:style-name="T202">eze </text:span><text:span text:style-name="T210"><text:user-field-get text:name="Distro">Debian</text:user-field-get></text:span><text:span text:style-name="T203"><text:s/></text:span><text:span text:style-name="T209"><text:user-field-get text:name="Version">12</text:user-field-get></text:span><text:span text:style-name="T209"><text:s/>Server</text:span><text:span text:style-name="T202"> (codenaam </text:span><text:span text:style-name="T204">bookworm</text:span><text:span text:style-name="T202">) van </text:span><text:span text:style-name="T208">11 </text:span><text:span text:style-name="T205">juni</text:span><text:span text:style-name="T206"> </text:span><text:span text:style-name="T212"><text:user-field-get text:name="Releaseyear">2023</text:user-field-get></text:span><text:span text:style-name="T207"><text:s/></text:span><text:span text:style-name="T202">wordt gedurende 5 jaar ondersteund tot </text:span><text:span text:style-name="T208">30 </text:span><text:span text:style-name="T205">juni</text:span><text:span text:style-name="T202"> 202</text:span><text:span text:style-name="T205">8</text:span><text:span text:style-name="T202">.</text:span></text:p></text:note-body></text:note></text:span><text:span text:style-name="T135"><text:s/></text:span><text:span text:style-name="T136">Server</text:span><text:span text:style-name="T163">.</text:span></text:p>
      <text:p text:style-name="P26"/>
      <text:p text:style-name="P27"/>
      <text:p text:style-name="P68">Vul het tekstvak achter &lt;...&gt; in</text:p>
      <text:p text:style-name="P18"><text:span text:style-name="T13">&lt;</text:span><text:span text:style-name="T180">g</text:span><text:span text:style-name="T8">ebruiker</text:span><text:span text:style-name="T13">&gt;</text:span><text:span text:style-name="T172"><text:tab/><text:tab/></text:span><text:span text:style-name="T184"> <text:tab/><text:tab/></text:span><text:span text:style-name="T173"><draw:control text:anchor-type="as-char" svg:y="-0.4cm" draw:z-index="11" draw:name="Gebruiker 3" draw:style-name="gr2" draw:text-style-name="P81" svg:width="6.002cm" svg:height="0.5cm" draw:control="control10"><svg:title>Gebruiker</svg:title><svg:desc>Volledige naam, bijv. Jan Stek</svg:desc></draw:control></text:span><text:span text:style-name="T173"><text:tab/></text:span><text:span text:style-name="T174">b</text:span><text:span text:style-name="T214">ijv.</text:span><text:span text:style-name="T175"> </text:span><text:span text:style-name="T182">J</text:span><text:span text:style-name="T183">a</text:span><text:span text:style-name="T182">n </text:span><text:span text:style-name="T183">Jansen</text:span></text:p>
      <text:p text:style-name="P67"><text:span text:style-name="T178">&lt;g</text:span><text:span text:style-name="T9">ebruikersnaam&gt;<text:tab/></text:span><text:span text:style-name="T177"><draw:control text:anchor-type="as-char" svg:y="-0.4cm" draw:z-index="12" draw:name="Gberuikersnaam 3" draw:style-name="gr2" draw:text-style-name="P81" svg:width="6.002cm" svg:height="0.5cm" draw:control="control11"><svg:title>Gebruikersnaam</svg:title><svg:desc>Korte naam, bijv. jan</svg:desc></draw:control></text:span><text:span text:style-name="T177"><text:tab/></text:span><text:span text:style-name="T179">b</text:span><text:span text:style-name="T217">ijv.</text:span><text:span text:style-name="T4"> </text:span><text:span text:style-name="T150">j</text:span><text:span text:style-name="T151">a</text:span><text:span text:style-name="T150">n</text:span></text:p>
      <text:p text:style-name="P17"><text:span text:style-name="T10">&lt;comput</text:span><text:span text:style-name="T9">ernaam</text:span><text:span text:style-name="T181">&gt;<text:tab/><text:tab/></text:span><text:span text:style-name="T9"><draw:control text:anchor-type="as-char" svg:y="-0.4cm" draw:z-index="13" draw:name="Computernaam 2" draw:style-name="gr2" draw:text-style-name="P81" svg:width="6.002cm" svg:height="0.5cm" draw:control="control12"><svg:title>Computernaam</svg:title><svg:desc>Unieke naam van de computer</svg:desc></draw:control></text:span><text:span text:style-name="T9"><text:tab/></text:span><text:span text:style-name="T11">b</text:span><text:span text:style-name="T216">ijv.</text:span><text:span text:style-name="T167"> </text:span><text:span text:style-name="T170">sv</text:span><text:span text:style-name="T171">02</text:span></text:p>
      <text:p text:style-name="P18"><text:span text:style-name="T165">&lt;</text:span><text:span text:style-name="T166">g</text:span><text:span text:style-name="T165">ebruiker&gt;<text:tab/></text:span><text:span text:style-name="T168"><text:tab/></text:span><text:span text:style-name="T184"> <text:tab/><text:tab/></text:span><text:span text:style-name="T173"><draw:control text:anchor-type="as-char" svg:y="-0.4cm" draw:z-index="14" draw:name="Gebruiker 4" draw:style-name="gr2" draw:text-style-name="P81" svg:width="6.002cm" svg:height="0.5cm" draw:control="control13"><svg:title>Gebruiker</svg:title><svg:desc>Volledige naam, bijv. Jan Stek</svg:desc></draw:control></text:span><text:span text:style-name="T173"><text:tab/></text:span><text:span text:style-name="T174">e</text:span><text:span text:style-name="T215">vt.</text:span><text:span text:style-name="T176"> extra gebruikers</text:span></text:p>
      <text:p text:style-name="P72"><text:span text:style-name="T165">&lt;</text:span><text:span text:style-name="T166">g</text:span><text:span text:style-name="T165">ebruikersnaam&gt;<text:tab/></text:span><text:span text:style-name="T177"><draw:control text:anchor-type="as-char" svg:y="-0.4cm" draw:z-index="15" draw:name="Gberuikersnaam 4" draw:style-name="gr2" draw:text-style-name="P81" svg:width="6.002cm" svg:height="0.5cm" draw:control="control14"><svg:title>Gebruikersnaam</svg:title><svg:desc>Korte naam, bijv. jan</svg:desc></draw:control></text:span><text:span text:style-name="T177"><text:tab/></text:span><text:span text:style-name="T179">e</text:span><text:span text:style-name="T218">vt.</text:span><text:span text:style-name="T169"> extra gebruikers</text:span></text:p>
      <text:p text:style-name="P69"><text:span text:style-name="T219">v</text:span>ervang &lt;...&gt; in deze checklist door de waarde in het tekstvak.</text:p>
      <text:p text:style-name="P23"><text:span text:style-name="T213"/></text:p>
      <text:p text:style-name="P20"/>
      <text:p text:style-name="P16"><text:span text:style-name="Strong_20_Emphasis"><text:span text:style-name="T137">Nog niet op Linux?</text:span></text:span><text:span text:style-name="T141"><text:tab/></text:span><text:span text:style-name="T144">G</text:span><text:span text:style-name="T142">ebruik </text:span><text:span text:style-name="Strong_20_Emphasis"><text:span text:style-name="T148">Checklist </text:span></text:span><text:span text:style-name="Strong_20_Emphasis"><text:span text:style-name="T149">overzetten</text:span></text:span><text:span text:style-name="T142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43"> onder </text:span><text:span text:style-name="Strong_20_Emphasis"><text:span text:style-name="T138">Linux</text:span></text:span><text:span text:style-name="T139">.</text:span></text:p>
      <text:p text:style-name="P16"><text:span text:style-name="T146">Nieuwe installatie?</text:span><text:span text:style-name="T139"><text:tab/></text:span><text:span text:style-name="T144">B</text:span><text:span text:style-name="T139">egin bij hoofdstuk </text:span><text:span text:style-name="T146"><text:bookmark-ref text:reference-format="page" text:ref-name="__RefNumPara__4009_1271708128">2</text:bookmark-ref></text:span><text:span text:style-name="T146"><text:s text:c="2"/></text:span><text:span text:style-name="T147"><text:bookmark-ref text:reference-format="text" text:ref-name="__RefNumPara__4009_1271708128">Installatie uitvoeren</text:bookmark-ref></text:span><text:span text:style-name="T140">.</text:span></text:p>
      <text:p text:style-name="P15"><text:span text:style-name="Strong_20_Emphasis"><text:span text:style-name="T145"/></text:span></text:p>
      <text:p text:style-name="P15"><text:span text:style-name="Strong_20_Emphasis"><text:span text:style-name="T145"/></text:span></text:p>
      <text:list text:style-name="L1">
        <text:list-item>
          <text:p text:style-name="P74"><text:bookmark-start text:name="__RefNumPara__4083_1271708128"/>Installatie voorbereiden<text:bookmark-end text:name="__RefNumPara__4083_1271708128"/></text:p>
        </text:list-item>
      </text:list>
      <text:p text:style-name="P2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45"><draw:control text:anchor-type="as-char" draw:z-index="2" draw:name="Vorm3" draw:style-name="gr1" draw:text-style-name="P8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45"><draw:control text:anchor-type="as-char" draw:z-index="8" draw:name="Vorm 2" draw:style-name="gr1" draw:text-style-name="P80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64"><text:span text:style-name="T32">Aanmelden als </text:span><text:span text:style-name="T14">&lt;GEBRUIKER&gt;</text:span><text:span text:style-name="T33"><text:note text:id="ftn2" text:note-class="footnote"><text:note-citation>2</text:note-citation><text:note-body><text:p text:style-name="P12"><text:span text:style-name="T116">E</text:span><text:span text:style-name="T118">v</text:span><text:span text:style-name="T119">en</text:span><text:span text:style-name="T121">t</text:span><text:span text:style-name="T122">uele </text:span><text:span text:style-name="T123">extra </text:span><text:span text:style-name="T186">gebruiker</text:span><text:span text:style-name="T117">s</text:span><text:span text:style-name="T123"> aanmelden </text:span><text:span text:style-name="T124">en dezelfde stappen uitvoeren</text:span><text:span text:style-name="T120">.</text:span></text:p></text:note-body></text:note></text:span><text:span text:style-name="T33">.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32"><text:s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32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50"><text:span text:style-name="Strong_20_Emphasis"><text:span text:style-name="T78"><draw:control text:anchor-type="as-char" draw:z-index="16" draw:name="Vorm 5" draw:style-name="gr1" draw:text-style-name="P80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32"/></text:span></text:p>
          </table:table-cell>
          <table:table-cell table:style-name="_31_._5f_Installatie_5f_voorbereiden.D3" office:value-type="string">
            <text:p text:style-name="P57"><text:span text:style-name="T79">Typ: </text:span><text:span text:style-name="User_20_Entry"><text:span text:style-name="T127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4" office:value-type="string">
            <text:p text:style-name="P36"><text:span text:style-name="T2">V</text:span><text:span text:style-name="T36">olg </text:span><text:span text:style-name="T37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35"/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50"><text:span text:style-name="Strong_20_Emphasis"><text:span text:style-name="T78"><draw:control text:anchor-type="as-char" draw:z-index="17" draw:name="Vorm 7" draw:style-name="gr1" draw:text-style-name="P80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78"><draw:control text:anchor-type="as-char" draw:z-index="18" draw:name="Vorm 8" draw:style-name="gr1" draw:text-style-name="P80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57"><text:span text:style-name="T79">Typ: </text:span><text:span text:style-name="User_20_Entry"><text:span text:style-name="T127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32"/></text:span></text:p>
          </table:table-cell>
          <table:table-cell table:style-name="_31_._5f_Installatie_5f_voorbereiden.A1" office:value-type="string">
            <text:p text:style-name="P44"/>
          </table:table-cell>
          <table:table-cell table:style-name="_31_._5f_Installatie_5f_voorbereiden.D7" office:value-type="string">
            <text:p text:style-name="P55"><text:span text:style-name="T37">Kie</text:span><text:span text:style-name="T41">s</text:span><text:span text:style-name="T37"> </text:span><text:span text:style-name="Strong_20_Emphasis"><text:span text:style-name="T21">1</text:span></text:span><text:span text:style-name="T54"> Installatie voorbereiden</text:span><text:span text:style-name="T34">.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8" office:value-type="string">
            <text:p text:style-name="P37"><text:span text:style-name="T2">V</text:span><text:span text:style-name="T36">olg </text:span><text:span text:style-name="T37">de aanwijzingen op het scherm.</text:span></text:p>
          </table:table-cell>
        </table:table-row>
      </table:table>
      <text:p text:style-name="P25"/>
      <text:list text:continue-numbering="true" text:style-name="L1">
        <text:list-item>
          <text:p text:style-name="P75"><text:bookmark-start text:name="__RefNumPara__4009_1271708128"/>Installatie uitvoeren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45"><draw:control text:anchor-type="as-char" draw:z-index="3" draw:name="Vorm9" draw:style-name="gr1" draw:text-style-name="P80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59"><text:span text:style-name="T159">Start de computer op vanaf</text:span><text:span text:style-name="T159"><text:note text:id="ftn3" text:note-class="footnote"><text:note-citation>1</text:note-citation><text:note-body><text:p text:style-name="P71"><text:span text:style-name="T112">B</text:span><text:span text:style-name="T113">ootmenu/</text:span><text:span text:style-name="T112">S</text:span><text:span text:style-name="T113">etup</text:span><text:span text:style-name="T111"> via </text:span><text:span text:style-name="T109">é</text:span><text:span text:style-name="T110">é</text:span><text:span text:style-name="T112">n van de </text:span><text:span text:style-name="T114">Veelgebruikte toetsen:</text:span><text:span text:style-name="T115"> </text:span><text:span text:style-name="T128">Esc</text:span><text:span text:style-name="T115">, </text:span><text:span text:style-name="T128">Delete</text:span><text:span text:style-name="T115">, </text:span><text:span text:style-name="T128">F1</text:span><text:span text:style-name="T115">, </text:span><text:span text:style-name="T128">F2</text:span><text:span text:style-name="T115">, </text:span><text:span text:style-name="T128">F9</text:span><text:span text:style-name="T115">, </text:span><text:span text:style-name="T128">F10</text:span><text:span text:style-name="T115">, </text:span><text:span text:style-name="T128">F11</text:span><text:span text:style-name="T115">, of </text:span><text:span text:style-name="T128">F12</text:span></text:p></text:note-body></text:note></text:span><text:span text:style-name="T159"> </text:span><text:span text:style-name="T160">een </text:span><text:span text:style-name="T154"><text:user-field-get text:name="Distro">Debian</text:user-field-get></text:span><text:span text:style-name="T155"><text:s/></text:span><text:span text:style-name="T155"><text:user-field-get text:name="Version">12</text:user-field-get></text:span><text:span text:style-name="T153"><text:s/></text:span><text:span text:style-name="T158">Server</text:span><text:span text:style-name="T156"> </text:span><text:span text:style-name="T157">Live</text:span><text:span text:style-name="T74"><text:note text:id="ftn4" text:note-class="footnote"><text:note-citation>2</text:note-citation><text:note-body><text:p text:style-name="P13"><text:span text:style-name="T185">Vanaf een </text:span><text:span text:style-name="T191">L</text:span><text:span text:style-name="T185">ive </text:span><text:span text:style-name="T192">USB</text:span><text:span text:style-name="T190">-stick</text:span><text:span text:style-name="T193"> </text:span><text:span text:style-name="T185">kunt u opstarten en </text:span><text:span text:style-name="T187">met </text:span><text:span text:style-name="T164"><text:user-field-get text:name="Distro">Debian</text:user-field-get></text:span><text:span text:style-name="T164"><text:s/></text:span><text:span text:style-name="T185">werken zonder enige bestanden op de harde schijf te wijzigen en maakt ook installatie van </text:span><text:span text:style-name="T164"><text:user-field-get text:name="Distro">Debian</text:user-field-get></text:span><text:span text:style-name="T164"><text:s/></text:span><text:span text:style-name="T185">mogelijk.</text:span></text:p></text:note-body></text:note></text:span><text:span text:style-name="T73"> </text:span><text:span text:style-name="T77">USB</text:span><text:span text:style-name="T75">-stick</text:span><text:span text:style-name="T75"><text:note text:id="ftn5" text:note-class="footnote"><text:note-citation>3</text:note-citation><text:note-body><text:p text:style-name="P56"><text:span text:style-name="T96">Maak een opstartbare USB-stick</text:span><text:span text:style-name="T92">:<text:line-break/></text:span><text:span text:style-name="T89">D</text:span><text:span text:style-name="T82">ow</text:span><text:span text:style-name="T83">nload </text:span><text:span text:style-name="T80">e</text:span><text:span text:style-name="T84">e</text:span><text:span text:style-name="T85">n</text:span><text:span text:style-name="T108"> </text:span><text:span text:style-name="T126">CD</text:span><text:span text:style-name="T125">-beeldbestand</text:span><text:span text:style-name="T83"> </text:span><text:span text:style-name="T90">(.iso) </text:span><text:span text:style-name="T86">v</text:span><text:span text:style-name="T87">anaf</text:span><text:span text:style-name="T88"> </text:span><text:a xlink:type="simple" xlink:href="https://www.debian.org/" text:style-name="Internet_20_link" text:visited-style-name="Visited_20_Internet_20_Link"><text:span text:style-name="T188">debian.org</text:span></text:a><text:span text:style-name="T88">, </text:span><text:span text:style-name="T91">klik </text:span><text:span text:style-name="T94">achtereenvolgens op </text:span><text:span text:style-name="Strong_20_Emphasis"><text:span text:style-name="T100">Other downloads</text:span></text:span><text:span text:style-name="T94"> (onder Download) &gt; </text:span><text:span text:style-name="Strong_20_Emphasis"><text:span text:style-name="T100">Other live ISO</text:span></text:span><text:span text:style-name="T94"> (onder Try </text:span><text:span text:style-name="T94"><text:user-field-get text:name="Distro">Debian</text:user-field-get></text:span><text:span text:style-name="T94"><text:s/></text:span><text:span text:style-name="T95">live before installing) &gt; </text:span><text:span text:style-name="Strong_20_Emphasis"><text:span text:style-name="T129"><text:line-break/></text:span></text:span><text:span text:style-name="Strong_20_Emphasis"><text:span text:style-name="T99">debian-live-</text:span></text:span><text:span text:style-name="Strong_20_Emphasis"><text:span text:style-name="T99"><text:user-field-get text:name="Version">12</text:user-field-get></text:span></text:span><text:span text:style-name="Strong_20_Emphasis"><text:span text:style-name="T99">...-amd64-standard.iso</text:span></text:span><text:span text:style-name="T95">.</text:span><text:span text:style-name="Strong_20_Emphasis"><text:span text:style-name="T83"><text:line-break/></text:span></text:span><text:span text:style-name="T93">De volgende stappen staan beschreven in </text:span><text:span text:style-name="Strong_20_Emphasis"><text:span text:style-name="T98">Linux informatie</text:span></text:span><text:span text:style-name="T93">, te vinden op </text:span><text:a xlink:type="simple" xlink:href="https://karelzimmer.nl/" text:style-name="Internet_20_link" text:visited-style-name="Visited_20_Internet_20_Link"><text:span text:style-name="T189">karelzimmer.nl</text:span></text:a><text:span text:style-name="T93">, onder </text:span><text:span text:style-name="Strong_20_Emphasis"><text:span text:style-name="T98">Linux</text:span></text:span><text:span text:style-name="T93">.</text:span></text:p></text:note-body></text:note>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32"/></text:span></text:p>
          </table:table-cell>
          <table:table-cell table:style-name="_32_._5f_Installatie_5f_uitvoeren.C2" office:value-type="string">
            <text:p text:style-name="P31"><text:span text:style-name="T40">Selecteer</text:span><text:span text:style-name="T49"> </text:span><text:span text:style-name="Strong_20_Emphasis"><text:span text:style-name="T18">Start inst</text:span></text:span><text:span text:style-name="Strong_20_Emphasis"><text:span text:style-name="T19">a</text:span></text:span><text:span text:style-name="Strong_20_Emphasis"><text:span text:style-name="T18">ller</text:span></text:span><text:span text:style-name="T47"> </text:span><text:span text:style-name="T51">en druk op de </text:span><text:span text:style-name="T20">Enter</text:span><text:span text:style-name="T34">-toets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2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70"><text:span text:style-name="Emphasis"><text:span text:style-name="T200">Volg de installatieschermen en vul deze in.</text:span></text:span><text:span text:style-name="T211"/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63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draw:control text:anchor-type="as-char" draw:z-index="7" draw:name="Vorm13_ 1" draw:style-name="gr1" draw:text-style-name="P80" svg:width="0.35cm" svg:height="0.35cm" draw:control="control6"/></text:p>
          </table:table-cell>
          <table:table-cell table:style-name="_32_._5f_Installatie_5f_uitvoeren.C6" office:value-type="string">
            <text:p text:style-name="P52"><text:span text:style-name="T23">Bi</text:span><text:span text:style-name="T30">j</text:span><text:span text:style-name="T23"> </text:span><text:span text:style-name="Strong_20_Emphasis"><text:span text:style-name="T59">Select a language</text:span></text:span><text:span text:style-name="T23">: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6" office:value-type="string">
            <text:p text:style-name="P60"><text:span text:style-name="T30">K</text:span><text:span text:style-name="T23">ies </text:span><text:span text:style-name="Strong_20_Emphasis"><text:span text:style-name="T62">Dutch - </text:span></text:span><text:span text:style-name="Strong_20_Emphasis"><text:span text:style-name="T63">Nederlands</text:span></text:span><text:span text:style-name="T23"> </text:span><text:span text:style-name="T31">en klik op </text:span><text:span text:style-name="Strong_20_Emphasis"><text:span text:style-name="T64">Continue</text:span></text:span><text:span text:style-name="T31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8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45"><draw:control text:anchor-type="as-char" draw:z-index="4" draw:name="Vorm13" draw:style-name="gr1" draw:text-style-name="P80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1"><text:span text:style-name="T46">B</text:span><text:span text:style-name="T50">ij</text:span><text:span text:style-name="T46"> </text:span><text:span text:style-name="Strong_20_Emphasis"><text:span text:style-name="T55">Het netwerk configureren</text:span></text:span><text:span text:style-name="T46">: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9" office:value-type="string">
            <text:p text:style-name="P53"><text:span text:style-name="T48">V</text:span><text:span text:style-name="T46">ul in </text:span><text:span text:style-name="Strong_20_Emphasis"><text:span text:style-name="T60">C</text:span></text:span><text:span text:style-name="Strong_20_Emphasis"><text:span text:style-name="T57">omputer</text:span></text:span><text:span text:style-name="Strong_20_Emphasis"><text:span text:style-name="T60">naam</text:span></text:span><text:span text:style-name="T26"> &lt;</text:span><text:span text:style-name="T7">comp</text:span><text:span text:style-name="T6">uternaam&gt;</text:span><text:span text:style-name="T43"> </text:span><text:span text:style-name="T44">en klik op </text:span><text:span text:style-name="Strong_20_Emphasis"><text:span text:style-name="T65">Verdergaan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9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draw:control text:anchor-type="as-char" draw:z-index="10" draw:name="Vorm 1" draw:style-name="gr1" draw:text-style-name="P80" svg:width="0.35cm" svg:height="0.35cm" draw:control="control9"/></text:p>
          </table:table-cell>
          <table:table-cell table:style-name="_32_._5f_Installatie_5f_uitvoeren.C9" office:value-type="string">
            <text:p text:style-name="P54"><text:span text:style-name="T50">Bij</text:span> <text:span text:style-name="Strong_20_Emphasis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9" office:value-type="string">
            <text:p text:style-name="P61"><text:span text:style-name="T161">Stel geen </text:span><text:span text:style-name="T162">Root</text:span><text:span text:style-name="T161">-wachtwoord in</text:span><text:span text:style-name="T39"> </text:span><text:span text:style-name="T42">maar klik op </text:span><text:span text:style-name="Strong_20_Emphasis"><text:span text:style-name="T66">Verdergaan</text:span></text:span><text:span text:style-name="T42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14" office:value-type="string">
            <text:p text:style-name="P65"><text:span text:style-name="T48">V</text:span><text:span text:style-name="T46">ul in </text:span><text:span text:style-name="Strong_20_Emphasis"><text:span text:style-name="T56">Wat is </text:span></text:span><text:span text:style-name="Strong_20_Emphasis"><text:span text:style-name="T60">de volledige </text:span></text:span><text:span text:style-name="Strong_20_Emphasis"><text:span text:style-name="T56">naam </text:span></text:span><text:span text:style-name="Strong_20_Emphasis"><text:span text:style-name="T60">van de nieuwe gebruiker</text:span></text:span><text:span text:style-name="Strong_20_Emphasis"><text:span text:style-name="T56">?</text:span></text:span><text:span text:style-name="T24"> </text:span><text:span text:style-name="T15">&lt;</text:span><text:span text:style-name="T16">gebruiker</text:span><text:span text:style-name="T15">&gt;</text:span><text:span text:style-name="T43"> </text:span><text:span text:style-name="T44">en klik op </text:span><text:span text:style-name="Strong_20_Emphasis"><text:span text:style-name="T65">Verdergaan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14" office:value-type="string">
            <text:p text:style-name="P62"><text:span text:style-name="T48">V</text:span><text:span text:style-name="T46">ul in </text:span><text:span text:style-name="Strong_20_Emphasis"><text:span text:style-name="T56">W</text:span></text:span><text:span text:style-name="Strong_20_Emphasis"><text:span text:style-name="T61">at is de gebruikersnaam voor uw </text:span></text:span><text:span text:style-name="Strong_20_Emphasis"><text:span text:style-name="T56"><text:s/></text:span></text:span><text:span text:style-name="Strong_20_Emphasis"><text:span text:style-name="T61">account</text:span></text:span><text:span text:style-name="Strong_20_Emphasis"><text:span text:style-name="T56">?</text:span></text:span><text:span text:style-name="T25"> &lt;</text:span><text:span text:style-name="T5">gebruikers</text:span><text:span text:style-name="T6">naam&gt;</text:span><text:span text:style-name="T43"> </text:span><text:span text:style-name="T44">en klik op </text:span><text:span text:style-name="Strong_20_Emphasis"><text:span text:style-name="T65">Verdergaan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16" office:value-type="string">
            <text:p text:style-name="P62"><text:span text:style-name="T29">Geef</text:span><text:span text:style-name="T24"> </text:span><text:span text:style-name="T27">tweemaal </text:span><text:span text:style-name="T29">een </text:span><text:span text:style-name="Strong_20_Emphasis"><text:span text:style-name="T58">wachtwoord</text:span></text:span><text:span text:style-name="T43"> </text:span><text:span text:style-name="T44">en klik op </text:span><text:span text:style-name="Strong_20_Emphasis"><text:span text:style-name="T65">Verdergaan</text:span></text:span><text:span text:style-name="T44">.</text:span></text:p>
          </table:table-cell>
        </table:table-row>
      </table:table>
      <text:p text:style-name="P33"><text:span text:style-name="Strong_20_Emphasis"><text:span text:style-name="T52"/></text:span></text:p>
      <text:list text:continue-numbering="true" text:style-name="L1">
        <text:list-item>
          <text:p text:style-name="P77"><text:span text:style-name="Strong_20_Emphasis"><text:span text:style-name="T67">Installatie </text:span></text:span><text:span text:style-name="Strong_20_Emphasis"><text:span text:style-name="T68">afronden</text:span></text:span></text:p>
        </text:list-item>
      </text:list>
      <text:p text:style-name="P34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45"><draw:control text:anchor-type="as-char" draw:z-index="5" draw:name="Vorm22" draw:style-name="gr1" draw:text-style-name="P80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6"><text:span text:style-name="T28">Aanmelden als &lt;</text:span><text:span text:style-name="T6">gebruiker&gt;</text:span><text:span text:style-name="T28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2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50"><text:span text:style-name="Strong_20_Emphasis"><text:span text:style-name="T78"><draw:control text:anchor-type="as-char" draw:z-index="19" draw:name="Vorm4" draw:style-name="gr1" draw:text-style-name="P80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57"><text:span text:style-name="T79">Typ: </text:span><text:span text:style-name="User_20_Entry"><text:span text:style-name="T127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4" office:value-type="string">
            <text:p text:style-name="P35"><text:span text:style-name="T35">V</text:span><text:span text:style-name="T36">olg </text:span><text:span text:style-name="T37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5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50"><text:span text:style-name="Strong_20_Emphasis"><text:span text:style-name="T78"><draw:control text:anchor-type="as-char" draw:z-index="20" draw:name="Vorm 6" draw:style-name="gr1" draw:text-style-name="P80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57"><text:span text:style-name="T79">Typ: </text:span><text:span text:style-name="User_20_Entry"><text:span text:style-name="T127">kz menu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32"/></text:span></text:p>
          </table:table-cell>
          <table:table-cell table:style-name="_33_._5f_Installatie_5f_afronden.C7" office:value-type="string">
            <text:p text:style-name="P58"><text:span text:style-name="T37">Kie</text:span><text:span text:style-name="T41">s</text:span><text:span text:style-name="T38"> </text:span><text:span text:style-name="Strong_20_Emphasis"><text:span text:style-name="T22">3</text:span></text:span><text:span text:style-name="T53"> Installatie afronden</text:span><text:span text:style-name="T34">.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8" office:value-type="string">
            <text:p text:style-name="P37"><text:span text:style-name="T2">V</text:span><text:span text:style-name="T36">olg </text:span><text:span text:style-name="T37">de aanwijzingen op het scherm.</text:span></text:p>
          </table:table-cell>
        </table:table-row>
      </table:table>
      <text:p text:style-name="P34"><text:span text:style-name="Strong_20_Emphasis"><text:span text:style-name="T28"/></text:span></text:p>
      <text:list text:continue-numbering="true" text:style-name="L1">
        <text:list-item>
          <text:p text:style-name="P76"><text:span text:style-name="Strong_20_Emphasis"><text:span text:style-name="T1">Gebruiker inrichten</text:span></text:span></text:p>
        </text:list-item>
      </text:list>
      <text:p text:style-name="P2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8"><text:span text:style-name="Strong_20_Emphasis"><text:span text:style-name="T45"><draw:control text:anchor-type="as-char" draw:z-index="6" draw:name="Vorm36_0" draw:style-name="gr1" draw:text-style-name="P80" svg:width="0.35cm" svg:height="0.35cm" draw:control="control5"/></text:span></text:span></text:p>
          </table:table-cell>
          <table:table-cell table:style-name="Tabel2.A1" office:value-type="string">
            <text:p text:style-name="P48"><text:span text:style-name="Strong_20_Emphasis"><text:span text:style-name="T45"><draw:control text:anchor-type="as-char" draw:z-index="9" draw:name="Vorm36_ 1" draw:style-name="gr1" draw:text-style-name="P80" svg:width="0.35cm" svg:height="0.35cm" draw:control="control8"/></text:span></text:span></text:p>
          </table:table-cell>
          <table:table-cell table:style-name="Tabel2.D1" office:value-type="string">
            <text:p text:style-name="P28"><text:span text:style-name="T28">Aanmelden als &lt;</text:span><text:span text:style-name="T6">gebruiker&gt;</text:span><text:span text:style-name="T33"><text:note text:id="ftn6" text:note-class="footnote"><text:note-citation>1</text:note-citation><text:note-body><text:p text:style-name="P40"><text:span text:style-name="T81">E</text:span><text:span text:style-name="T101">v</text:span><text:span text:style-name="T102">en</text:span><text:span text:style-name="T104">t</text:span><text:span text:style-name="T105">uele </text:span><text:span text:style-name="T106">extra </text:span><text:span text:style-name="T186">gebruiker</text:span><text:span text:style-name="T97">s</text:span><text:span text:style-name="T106"> aanmelden </text:span><text:span text:style-name="T107">en dezelfde stappen uitvoeren</text:span><text:span text:style-name="T103">.</text:span></text:p></text:note-body></text:note></text:span><text:span text:style-name="T28">.</text:span></text:p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8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50"><text:span text:style-name="Strong_20_Emphasis"><text:span text:style-name="T78"><draw:control text:anchor-type="as-char" draw:z-index="21" draw:name="Vorm 9" draw:style-name="gr1" draw:text-style-name="P80" svg:width="0.35cm" svg:height="0.35cm" draw:control="control20"/></text:span></text:span></text:p>
          </table:table-cell>
          <table:table-cell table:style-name="Tabel2.A1" office:value-type="string">
            <text:p text:style-name="P50"><text:span text:style-name="Strong_20_Emphasis"><text:span text:style-name="T78"><draw:control text:anchor-type="as-char" draw:z-index="22" draw:name="Vorm 10" draw:style-name="gr1" draw:text-style-name="P80" svg:width="0.35cm" svg:height="0.35cm" draw:control="control21"/></text:span></text:span></text:p>
          </table:table-cell>
          <table:table-cell table:style-name="Tabel2.D3" office:value-type="string">
            <text:p text:style-name="P57"><text:span text:style-name="T79">Typ: </text:span><text:span text:style-name="User_20_Entry"><text:span text:style-name="T127">kz menu</text:span></text:span></text:p>
          </table:table-cell>
        </table:table-row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D4" office:value-type="string">
            <text:p text:style-name="P29"><text:span text:style-name="T37">Kie</text:span><text:span text:style-name="T41">s</text:span><text:span text:style-name="T38"> </text:span><text:span text:style-name="Strong_20_Emphasis"><text:span text:style-name="T22">4</text:span></text:span><text:span text:style-name="T53"> Gebruiker inrichten</text:span><text:span text:style-name="T34">.</text:span></text:p>
          </table:table-cell>
        </table:table-row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D5" office:value-type="string">
            <text:p text:style-name="P38"><text:span text:style-name="T2">V</text:span><text:span text:style-name="T36">olg </text:span><text:span text:style-name="T37">de aanwijzingen op het scherm.</text:span></text:p>
          </table:table-cell>
        </table:table-row>
      </table:table>
      <text:p text:style-name="P11"/>
      <text:p text:style-name="P3"/>
      <text:p text:style-name="P59"><text:span text:style-name="T69">E</text:span><text:span text:style-name="T70">inde c</text:span><text:span text:style-name="T71">hecklist, </text:span><text:span text:style-name="T72">d</text:span><text:span text:style-name="T71">e</text:span><text:span text:style-name="T152"> installatie van </text:span><text:span text:style-name="T152"><text:user-field-get text:name="Distro">Debian</text:user-field-get></text:span><text:span text:style-name="T155"><text:s/></text:span><text:span text:style-name="T155"><text:user-field-get text:name="Version">12</text:user-field-get></text:span><text:span text:style-name="T153"><text:s/></text:span><text:span text:style-name="T158">Server</text:span><text:span text:style-name="T156"> </text:span><text:span text:style-name="T152">is voltooid.</text:span></text:p>
      <text:p text:style-name="P19"/>
      <text:list text:style-name="L2">
        <text:list-header>
          <text:p text:style-name="P78"><text:span text:style-name="T195">Geschreven door </text:span><text:a xlink:type="simple" xlink:href="mailto:info@karelzimmer.nl?subject=Checklist%20installatie%20Linux" text:style-name="Internet_20_link" text:visited-style-name="Visited_20_Internet_20_Link"><text:span text:style-name="T196">Karel Zimmer</text:span></text:a><text:span text:style-name="T197">.</text:span></text:p>
          <text:p text:style-name="P79"><text:span text:style-name="T199">Licentie </text:span><text:span text:style-name="T197">C</text:span><text:span text:style-name="T198">C0</text:span><text:span text:style-name="T197"> 1.0 </text:span><text:span text:style-name="T19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4"><text:s/></text:span><text:span text:style-name="T19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4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server</text:file-name><text:tab/><text:tab/><text:date style:data-style-name="N36" text:date-value="2025-01-07T08:16:19.862479842">07-01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7T08:16:19.674218924</dc:date>
    <meta:keyword>Installatie</meta:keyword>
    <meta:keyword>Checklist</meta:keyword>
    <meta:keyword>Linux</meta:keyword>
    <meta:editing-cycles>7040</meta:editing-cycles>
    <meta:editing-duration>P12DT13H59M49S</meta:editing-duration>
    <meta:print-date>2021-03-23T20:07:57.967210640</meta:print-date>
    <dc:creator>Karel Zimmer</dc:creator>
    <meta:document-statistic meta:table-count="4" meta:image-count="2" meta:object-count="0" meta:page-count="4" meta:paragraph-count="71" meta:word-count="394" meta:character-count="2674" meta:non-whitespace-character-count="2315"/>
    <meta:user-defined meta:name="Info 1"/>
    <meta:user-defined meta:name="Info 2"/>
    <meta:user-defined meta:name="Info 3"/>
    <meta:user-defined meta:name="Info 4"/>
  </office:meta>
</office:document-meta>
</file>